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rebuchet MS" fo:font-size="12pt" style:font-name-asian="Lucida Console" style:font-size-asian="12pt" style:font-name-complex="Lucida Console" style:font-size-complex="12pt"/>
    </style:style>
    <style:style style:name="P2" style:family="paragraph" style:parent-style-name="Standard">
      <style:text-properties style:font-name="Trebuchet MS" fo:font-size="12pt" style:font-size-asian="12pt" style:font-size-complex="12pt"/>
    </style:style>
    <style:style style:name="P3" style:family="paragraph" style:parent-style-name="Standard">
      <style:text-properties fo:color="#533400" style:font-name="Trebuchet MS" fo:font-size="12pt" style:font-name-asian="Lucida Sans Unicode" style:font-size-asian="12pt" style:font-name-complex="Lucida Sans Unicode" style:font-size-complex="12pt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rebuchet MS" fo:font-size="12pt" style:font-name-asian="Arial1" style:font-size-asian="12pt" style:font-name-complex="Arial1" style:font-size-complex="12pt"/>
    </style:style>
    <style:style style:name="P5" style:family="paragraph" style:parent-style-name="Standard" style:list-style-name="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Trebuchet MS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533400" style:font-name="Trebuchet MS" fo:font-size="12pt" style:font-name-asian="Lucida Sans Unicode" style:font-size-asian="12pt" style:font-name-complex="Lucida Sans Unicode" style:font-size-complex="12pt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fo:font-size="8pt" style:font-name-asian="Arial1" style:font-size-asian="8pt" style:font-name-complex="Arial1" style:font-size-complex="8pt"/>
    </style:style>
    <style:style style:name="T3" style:family="text">
      <style:text-properties fo:color="#000000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Some importanrt commands :</text:p>
      <text:p text:style-name="P3"><text:line-break/> <text:s/>To ssh linux instance from git bash.</text:p>
      <text:p text:style-name="P3"/>
      <text:p text:style-name="P4"><text:s/>ssh -i clubShopNextremer.pem 13.126.65.111 -l centos</text:p>
      <text:p text:style-name="P4"/>
      <text:p text:style-name="P4"><text:s text:c="2"/>To know process status.</text:p>
      <text:p text:style-name="P4"/>
      <text:p text:style-name="P4"><text:s/>ps -ef |grep tomcat</text:p>
      <text:p text:style-name="P4"/>
      <text:p text:style-name="P6">To unzip your war files in tomcat </text:p>
      <text:p text:style-name="P4"/>
      <text:p text:style-name="P4">unzip /opt/tomcat/webapps/datalayer.war -d /opt/tomcat/webapps/datalayer</text:p>
      <text:p text:style-name="P4"/>
      <text:p text:style-name="P4">unzip /opt/tomcat/webapps/mainlayer.war -d /opt/tomcat/webapps/mainlayer</text:p>
      <text:p text:style-name="P4"/>
      <text:p text:style-name="P6">To move your war files from local machine to aws instance.</text:p>
      <text:p text:style-name="P4"/>
      <text:p text:style-name="P4">scp -i ./AWS-Data\&amp;Backup/clubShopNextremer.pem ./ClubshopGOM/clubshop_gom/build/dist/*.war centos@ec2-13-126-65-111.ap-south-1.compute.amazonaws.com:/home/centos</text:p>
      <text:p text:style-name="P1"/>
      <text:p text:style-name="P1">To obtain terminal history and keep it in file.</text:p>
      <text:p text:style-name="P1"/>
      <text:p text:style-name="P1">Syntax: </text:p>
      <text:p text:style-name="P1">history &gt; file_name</text:p>
      <text:p text:style-name="P1"/>
      <text:p text:style-name="P1">Example:</text:p>
      <text:p text:style-name="P1"><text:s/>history &gt; history07112017</text:p>
      <text:p text:style-name="P1"/>
      <text:p text:style-name="P4">chown</text:p>
      <text:p text:style-name="P4"><text:s/>To change ownership of user </text:p>
      <text:p text:style-name="P5"/>
      <text:p text:style-name="P5">sudo chown centos:centos /opt/sentimentAnalysis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Lucida Sans Unicode" svg:font-family="'Lucida Sans Unicode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Arial1" fo:font-size="8pt" style:font-name-asian="Arial1" style:font-size-asian="8pt" style:font-name-complex="Arial1" style:font-size-complex="8pt"/>
    </style:style>
    <style:style style:name="RTF_5f_Num_20_3_20_1" style:display-name="RTF_Num 3 1" style:family="text">
      <style:text-properties style:font-name="Arial1" fo:font-size="8pt" style:font-name-asian="Arial1" style:font-size-asian="8pt" style:font-name-complex="Arial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style:num-suffix="." text:bullet-char="·">
        <style:list-level-properties/>
        <style:text-properties style:font-name="Arial1"/>
      </text:list-level-style-bullet>
      <text:list-level-style-bullet text:level="2" text:style-name="RTF_5f_Num_20_2_20_1" style:num-suffix="." text:bullet-char="·">
        <style:list-level-properties/>
        <style:text-properties style:font-name="Arial1"/>
      </text:list-level-style-bullet>
      <text:list-level-style-bullet text:level="3" text:style-name="RTF_5f_Num_20_2_20_1" style:num-suffix="." text:bullet-char="·">
        <style:list-level-properties/>
        <style:text-properties style:font-name="Arial1"/>
      </text:list-level-style-bullet>
      <text:list-level-style-bullet text:level="4" text:style-name="RTF_5f_Num_20_2_20_1" style:num-suffix="." text:bullet-char="·">
        <style:list-level-properties/>
        <style:text-properties style:font-name="Arial1"/>
      </text:list-level-style-bullet>
      <text:list-level-style-bullet text:level="5" text:style-name="RTF_5f_Num_20_2_20_1" style:num-suffix="." text:bullet-char="·">
        <style:list-level-properties/>
        <style:text-properties style:font-name="Arial1"/>
      </text:list-level-style-bullet>
      <text:list-level-style-bullet text:level="6" text:style-name="RTF_5f_Num_20_2_20_1" style:num-suffix="." text:bullet-char="·">
        <style:list-level-properties/>
        <style:text-properties style:font-name="Arial1"/>
      </text:list-level-style-bullet>
      <text:list-level-style-bullet text:level="7" text:style-name="RTF_5f_Num_20_2_20_1" style:num-suffix="." text:bullet-char="·">
        <style:list-level-properties/>
        <style:text-properties style:font-name="Arial1"/>
      </text:list-level-style-bullet>
      <text:list-level-style-bullet text:level="8" text:style-name="RTF_5f_Num_20_2_20_1" style:num-suffix="." text:bullet-char="·">
        <style:list-level-properties/>
        <style:text-properties style:font-name="Arial1"/>
      </text:list-level-style-bullet>
      <text:list-level-style-bullet text:level="9" text:style-name="RTF_5f_Num_20_2_20_1" style:num-suffix="." text:bullet-char="·">
        <style:list-level-properties/>
        <style:text-properties style:font-name="Arial1"/>
      </text:list-level-style-bullet>
      <text:list-level-style-bullet text:level="10" text:style-name="RTF_5f_Num_20_2_20_1" style:num-suffix="." text:bullet-char="·">
        <style:list-level-properties/>
        <style:text-properties style:font-name="Arial1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·">
        <style:list-level-properties/>
        <style:text-properties style:font-name="Arial1"/>
      </text:list-level-style-bullet>
      <text:list-level-style-bullet text:level="2" text:style-name="RTF_5f_Num_20_3_20_1" style:num-suffix="." text:bullet-char="·">
        <style:list-level-properties/>
        <style:text-properties style:font-name="Arial1"/>
      </text:list-level-style-bullet>
      <text:list-level-style-bullet text:level="3" text:style-name="RTF_5f_Num_20_3_20_1" style:num-suffix="." text:bullet-char="·">
        <style:list-level-properties/>
        <style:text-properties style:font-name="Arial1"/>
      </text:list-level-style-bullet>
      <text:list-level-style-bullet text:level="4" text:style-name="RTF_5f_Num_20_3_20_1" style:num-suffix="." text:bullet-char="·">
        <style:list-level-properties/>
        <style:text-properties style:font-name="Arial1"/>
      </text:list-level-style-bullet>
      <text:list-level-style-bullet text:level="5" text:style-name="RTF_5f_Num_20_3_20_1" style:num-suffix="." text:bullet-char="·">
        <style:list-level-properties/>
        <style:text-properties style:font-name="Arial1"/>
      </text:list-level-style-bullet>
      <text:list-level-style-bullet text:level="6" text:style-name="RTF_5f_Num_20_3_20_1" style:num-suffix="." text:bullet-char="·">
        <style:list-level-properties/>
        <style:text-properties style:font-name="Arial1"/>
      </text:list-level-style-bullet>
      <text:list-level-style-bullet text:level="7" text:style-name="RTF_5f_Num_20_3_20_1" style:num-suffix="." text:bullet-char="·">
        <style:list-level-properties/>
        <style:text-properties style:font-name="Arial1"/>
      </text:list-level-style-bullet>
      <text:list-level-style-bullet text:level="8" text:style-name="RTF_5f_Num_20_3_20_1" style:num-suffix="." text:bullet-char="·">
        <style:list-level-properties/>
        <style:text-properties style:font-name="Arial1"/>
      </text:list-level-style-bullet>
      <text:list-level-style-bullet text:level="9" text:style-name="RTF_5f_Num_20_3_20_1" style:num-suffix="." text:bullet-char="·">
        <style:list-level-properties/>
        <style:text-properties style:font-name="Arial1"/>
      </text:list-level-style-bullet>
      <text:list-level-style-bullet text:level="10" text:style-name="RTF_5f_Num_20_3_20_1" style:num-suffix="." text:bullet-char="·">
        <style:list-level-properties/>
        <style:text-properties style:font-name="Aria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S</meta:editing-duration>
    <meta:editing-cycles>10</meta:editing-cycles>
    <meta:generator>OpenOffice/4.1.2$Win32 OpenOffice.org_project/412m3$Build-9782</meta:generator>
    <dc:date>2017-11-14T10:21:53.74</dc:date>
    <dc:creator>Dinesh Kabade</dc:creator>
    <meta:document-statistic meta:table-count="0" meta:image-count="0" meta:object-count="0" meta:page-count="1" meta:paragraph-count="18" meta:word-count="83" meta:character-count="750"/>
    <meta:user-defined meta:name="Info 1"/>
    <meta:user-defined meta:name="Info 2"/>
    <meta:user-defined meta:name="Info 3"/>
    <meta:user-defined meta:name="Info 4"/>
  </office:meta>
</office:document-meta>
</file>